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udeep</text:p>
          </table:table-cell>
          <table:table-cell office:value-type="string">
            <text:p>Patel</text:p>
          </table:table-cell>
          <table:table-cell office:value-type="string">
            <text:p>s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p</text:p>
          </table:table-cell>
          <table:table-cell office:value-type="string">
            <text:p>Shani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jli</text:p>
          </table:table-cell>
          <table:table-cell office:value-type="string">
            <text:p>Singh</text:p>
          </table:table-cell>
          <table:table-cell/>
        </table:table-row>
        <table:table-row table:style-name="ro1">
          <table:table-cell/>
          <table:table-cell office:value-type="string">
            <text:p>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l11</text:p>
          </table:table-cell>
          <table:table-cell office:value-type="string">
            <text:p>col21</text:p>
          </table:table-cell>
          <table:table-cell office:value-type="string">
            <text:p>col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udeep1</text:p>
          </table:table-cell>
          <table:table-cell office:value-type="string">
            <text:p>Patel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up1</text:p>
          </table:table-cell>
          <table:table-cell office:value-type="string">
            <text:p>Shani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jli1</text:p>
          </table:table-cell>
          <table:table-cell office:value-type="string">
            <text:p>Singh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9/30/2014</text:date>, <text:time>15:5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14M59S</meta:editing-duration>
    <meta:editing-cycles>12</meta:editing-cycles>
    <meta:generator>OpenOffice.org/3.1$Win32 OpenOffice.org_project/310m19$Build-9420</meta:generator>
    <dc:date>2014-09-30T15:55:47.76</dc:date>
    <meta:document-statistic meta:table-count="2" meta:cell-count="26" meta:object-count="0"/>
    <meta:user-defined meta:name="Info 1"/>
    <meta:user-defined meta:name="Info 2"/>
    <meta:user-defined meta:name="Info 3"/>
    <meta:user-defined meta:name="Info 4"/>
  </office:meta>
</office:document-meta>
</file>